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1.053cm"/>
    </style:style>
    <style:style style:name="co9" style:family="table-column">
      <style:table-column-properties fo:break-before="auto" style:column-width="1.275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0.998cm"/>
    </style:style>
    <style:style style:name="co13" style:family="table-column">
      <style:table-column-properties fo:break-before="auto" style:column-width="1.247cm"/>
    </style:style>
    <style:style style:name="co14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9.452cm"/>
    </style:style>
    <style:style style:name="co16" style:family="table-column">
      <style:table-column-properties fo:break-before="auto" style:column-width="7.354cm"/>
    </style:style>
    <style:style style:name="co17" style:family="table-column">
      <style:table-column-properties fo:break-before="auto" style:column-width="0.665cm"/>
    </style:style>
    <style:style style:name="co18" style:family="table-column">
      <style:table-column-properties fo:break-before="auto" style:column-width="0.721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0.693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0.776cm"/>
    </style:style>
    <style:style style:name="co23" style:family="table-column">
      <style:table-column-properties fo:break-before="auto" style:column-width="9.102cm"/>
    </style:style>
    <style:style style:name="co24" style:family="table-column">
      <style:table-column-properties fo:break-before="auto" style:column-width="3.21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738cm" fo:break-before="auto" style:use-optimal-row-height="false"/>
    </style:style>
    <style:style style:name="ro4" style:family="table-row">
      <style:table-row-properties style:row-height="5.764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rotation-angle="90"/>
    </style:style>
    <style:style style:name="ce3" style:family="table-cell" style:parent-style-name="Default">
      <style:table-cell-properties style:rotation-angle="0"/>
    </style:style>
    <style:style style:name="ce4" style:family="table-cell" style:parent-style-name="Default">
      <style:table-cell-properties style:text-align-source="fix" style:repeat-content="false" style:rotation-angle="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irst order" table:style-name="ta1" table:print="false">
        <table:table-column table:style-name="co1" table:number-columns-repeated="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<text:s/>MA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LU_RES_FLAGS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</table:table-row>
        <table:table-row table:style-name="ro1">
          <table:table-cell table:number-columns-repeated="2"/>
          <table:table-cell office:value-type="string">
            <text:p>0.1uF Cap</text:p>
          </table:table-cell>
          <table:table-cell table:number-columns-repeated="7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SUM([.D2:.L2])" office:value-type="float" office:value="72">
            <text:p>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3uF Cap</text:p>
          </table:table-cell>
          <table:table-cell table:number-columns-repeated="9" office:value-type="float" office:value="3">
            <text:p>3</text:p>
          </table:table-cell>
          <table:table-cell table:formula="of:=SUM([.D3:.L3])"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LED</text:p>
          </table:table-cell>
          <table:table-cell table:number-columns-repeated="4" office:value-type="float" office:value="16">
            <text:p>16</text:p>
          </table:table-cell>
          <table:table-cell table:number-columns-repeated="3"/>
          <table:table-cell table:number-columns-repeated="2" office:value-type="float" office:value="16">
            <text:p>16</text:p>
          </table:table-cell>
          <table:table-cell table:formula="of:=SUM([.D4:.L4])" office:value-type="float" office:value="96">
            <text:p>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een LED</text:p>
          </table:table-cell>
          <table:table-cell table:number-columns-repeated="4"/>
          <table:table-cell table:number-columns-repeated="3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table:formula="of:=SUM([.D5:.L5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lue LED</text:p>
          </table:table-cell>
          <table:table-cell table:number-columns-repeated="9"/>
          <table:table-cell table:formula="of:=SUM([.D6:.L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K 8 resistor SIP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table:formula="of:=SUM([.D7:.L7])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M7]-[.N7]" office:value-type="float" office:value="12">
            <text:p>12</text:p>
          </table:table-cell>
        </table:table-row>
        <table:table-row table:style-name="ro1">
          <table:table-cell table:number-columns-repeated="2"/>
          <table:table-cell office:value-type="string">
            <text:p>10K 8 resistor SIP</text:p>
          </table:table-cell>
          <table:table-cell table:number-columns-repeated="4"/>
          <table:table-cell table:number-columns-repeated="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SUM([.D8:.L8])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M8]-[.N8]" office:value-type="float" office:value="7">
            <text:p>7</text:p>
          </table:table-cell>
        </table:table-row>
        <table:table-row table:style-name="ro1">
          <table:table-cell office:value-type="string">
            <text:p>Inverter</text:p>
          </table:table-cell>
          <table:table-cell office:value-type="float" office:value="14">
            <text:p>14</text:p>
          </table:table-cell>
          <table:table-cell office:value-type="string">
            <text:p>74HCT04</text:p>
          </table:table-cell>
          <table:table-cell table:number-columns-repeated="9" office:value-type="float" office:value="1">
            <text:p>1</text:p>
          </table:table-cell>
          <table:table-cell table:formula="of:=SUM([.D9:.L9])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M9]-[.N9]" office:value-type="float" office:value="2">
            <text:p>2</text:p>
          </table:table-cell>
        </table:table-row>
        <table:table-row table:style-name="ro1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T377</text:p>
          </table:table-cell>
          <table:table-cell table:number-columns-repeated="7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SUM([.D10:.L10])"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M10]-[.N10]" office:value-type="float" office:value="5">
            <text:p>5</text:p>
          </table:table-cell>
        </table:table-row>
        <table:table-row table:style-name="ro2">
          <table:table-cell office:value-type="string">
            <text:p>Bus transciever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7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11:.L11])" office:value-type="float" office:value="35">
            <text:p>35</text:p>
          </table:table-cell>
          <table:table-cell office:value-type="float" office:value="18">
            <text:p>18</text:p>
          </table:table-cell>
          <table:table-cell table:formula="of:=[.M11]-[.N11]" office:value-type="float" office:value="17">
            <text:p>17</text:p>
          </table:table-cell>
        </table:table-row>
        <table:table-row table:style-name="ro1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12:.L12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M12]-[.N12]" office:value-type="float" office:value="-1">
            <text:p>-1</text:p>
          </table:table-cell>
        </table:table-row>
        <table:table-row table:style-name="ro1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T27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SUM([.D13:.L13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M13]-[.N13]" office:value-type="float" office:value="2">
            <text:p>2</text:p>
          </table:table-cell>
        </table:table-row>
        <table:table-row table:style-name="ro1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T30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([.D14:.L14])"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M14]-[.N14]" office:value-type="float" office:value="-11">
            <text:p>-11</text:p>
          </table:table-cell>
        </table:table-row>
        <table:table-row table:style-name="ro1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T173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([.D15:.L15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M15]-[.N15]" office:value-type="float" office:value="-2">
            <text:p>-2</text:p>
          </table:table-cell>
        </table:table-row>
        <table:table-row table:style-name="ro1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T157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16:.L16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M16]-[.N16]" office:value-type="float" office:value="-3">
            <text:p>-3</text:p>
          </table:table-cell>
        </table:table-row>
        <table:table-row table:style-name="ro1">
          <table:table-cell table:number-columns-repeated="2"/>
          <table:table-cell office:value-type="string">
            <text:p>14 pin 7.62mm socket</text:p>
          </table:table-cell>
          <table:table-cell table:number-columns-repeated="8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D17:.L17])"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[.M17]-[.N17]" office:value-type="float" office:value="-7">
            <text:p>-7</text:p>
          </table:table-cell>
        </table:table-row>
        <table:table-row table:style-name="ro1">
          <table:table-cell table:number-columns-repeated="2"/>
          <table:table-cell office:value-type="string">
            <text:p>20 pin 7.62mm socket</text:p>
          </table:table-cell>
          <table:table-cell table:number-columns-repeated="7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D18:.L18])" office:value-type="float" office:value="51">
            <text:p>51</text:p>
          </table:table-cell>
          <table:table-cell office:value-type="float" office:value="22">
            <text:p>22</text:p>
          </table:table-cell>
          <table:table-cell table:formula="of:=[.M18]-[.N18]" office:value-type="float" office:value="29">
            <text:p>29</text:p>
          </table:table-cell>
        </table:table-row>
        <table:table-row table:style-name="ro1">
          <table:table-cell table:number-columns-repeated="2"/>
          <table:table-cell office:value-type="string">
            <text:p>16 pin 7.62mm socket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D19:.L19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[.M19]-[.N19]" office:value-type="float" office:value="-15">
            <text:p>-15</text:p>
          </table:table-cell>
        </table:table-row>
        <table:table-row table:style-name="ro1">
          <table:table-cell table:number-columns-repeated="2"/>
          <table:table-cell office:value-type="string">
            <text:p>24 pin 15.24mm socket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20:.L20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M20]-[.N20]" office:value-type="float" office:value="-2">
            <text:p>-2</text:p>
          </table:table-cell>
        </table:table-row>
      </table:table>
      <table:table table:name="HC Order" table:style-name="ta1" table:print="false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<text:s/>MA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PC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LU_RES_FLAGS</text:p>
          </table:table-cell>
          <table:table-cell table:style-name="ce1" office:value-type="string">
            <text:p>CU</text:p>
          </table:table-cell>
          <table:table-cell table:style-name="ce1" office:value-type="string">
            <text:p>GFX</text:p>
          </table:table-cell>
          <table:table-cell table:style-name="ce1" office:value-type="string">
            <text:p>RAM</text:p>
          </table:table-cell>
          <table:table-cell table:style-name="ce1" office:value-type="string">
            <text:p>Misc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0.1uF Cap</text:p>
          </table:table-cell>
          <table:table-cell table:number-columns-repeated="7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/>
          <table:table-cell table:formula="of:=SUM([.D2:.Q2])" office:value-type="float" office:value="81">
            <text:p>8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33uF Cap</text:p>
          </table:table-cell>
          <table:table-cell table:number-columns-repeated="10" office:value-type="float" office:value="3">
            <text:p>3</text:p>
          </table:table-cell>
          <table:table-cell table:number-columns-repeated="4"/>
          <table:table-cell table:formula="of:=SUM([.D3:.Q3])"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d LED</text:p>
          </table:table-cell>
          <table:table-cell table:number-columns-repeated="4" office:value-type="float" office:value="16">
            <text:p>16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 table:number-columns-repeated="4"/>
          <table:table-cell table:formula="of:=SUM([.D4:.Q4])" office:value-type="float" office:value="96">
            <text:p>9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een LED</text:p>
          </table:table-cell>
          <table:table-cell table:number-columns-repeated="4"/>
          <table:table-cell table:number-columns-repeated="4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table:formula="of:=SUM([.D5:.Q5])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lue LED</text:p>
          </table:table-cell>
          <table:table-cell table:number-columns-repeated="14"/>
          <table:table-cell table:formula="of:=SUM([.D6:.Q6]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K 8 resistor SIP</text:p>
          </table:table-cell>
          <table:table-cell table:number-columns-repeated="4"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table:formula="of:=SUM([.D7:.Q7])"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0K 8 resistor SIP</text:p>
          </table:table-cell>
          <table:table-cell table:number-columns-repeated="4"/>
          <table:table-cell table:number-columns-repeated="4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SUM([.D8:.Q8])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11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formula="of:=SUM([.D9:.Q9])" office:value-type="float" office:value="20">
            <text:p>20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1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7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SUM([.D10:.Q10])"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Bus transceiver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table:number-columns-repeated="8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SUM([.D11:.Q11])" office:value-type="float" office:value="54">
            <text:p>54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1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5"/>
          <table:table-cell table:formula="of:=SUM([.D12:.Q12])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4"/>
          <table:table-cell table:formula="of:=SUM([.D13:.Q13])" office:value-type="float" office:value="2">
            <text:p>2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2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table:formula="of:=SUM([.D14:.Q14])" office:value-type="float" office:value="9">
            <text:p>9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2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SUM([.D15:.Q15])" office:value-type="float" office:value="2">
            <text:p>2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2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formula="of:=SUM([.D16:.Q16])" office:value-type="float" office:value="9">
            <text:p>9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2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SUM([.D17:.Q17])" office:value-type="float" office:value="11">
            <text:p>11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2">
          <table:table-cell office:value-type="string">
            <text:p>Quad NAND</text:p>
          </table:table-cell>
          <table:table-cell office:value-type="float" office:value="16">
            <text:p>16</text:p>
          </table:table-cell>
          <table:table-cell office:value-type="string">
            <text:p>74HC00</text:p>
          </table:table-cell>
          <table:table-cell table:number-columns-repeated="11"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SUM([.D18:.Q18])" office:value-type="float" office:value="8">
            <text:p>8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2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table:formula="of:=SUM([.D19:.Q19])" office:value-type="float" office:value="1">
            <text:p>1</text:p>
          </table:table-cell>
          <table:table-cell office:value-type="string">
            <text:p>https://www.mouser.ca/ProductDetail/Alliance-Memory/AS6C1008-55PIN?qs=FP1Nkeq3mZ9b%2FgtA0ttBwQ%3D%3D</text:p>
          </table:table-cell>
        </table:table-row>
        <table:table-row table:style-name="ro2">
          <table:table-cell office:value-type="string">
            <text:p>Quad NOR</text:p>
          </table:table-cell>
          <table:table-cell office:value-type="float" office:value="16">
            <text:p>16</text:p>
          </table:table-cell>
          <table:table-cell office:value-type="string">
            <text:p>74HC02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0:.Q20])" office:value-type="float" office:value="5">
            <text:p>5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2">
          <table:table-cell office:value-type="string">
            <text:p>Quad AND</text:p>
          </table:table-cell>
          <table:table-cell office:value-type="float" office:value="16">
            <text:p>16</text:p>
          </table:table-cell>
          <table:table-cell office:value-type="string">
            <text:p>74HC08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1:.Q21])" office:value-type="float" office:value="5">
            <text:p>5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2">
          <table:table-cell office:value-type="string">
            <text:p>Quad OR</text:p>
          </table:table-cell>
          <table:table-cell office:value-type="float" office:value="16">
            <text:p>16</text:p>
          </table:table-cell>
          <table:table-cell office:value-type="string">
            <text:p>74HC32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2:.Q22])" office:value-type="float" office:value="5">
            <text:p>5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2">
          <table:table-cell office:value-type="string">
            <text:p>Quad XOR</text:p>
          </table:table-cell>
          <table:table-cell office:value-type="float" office:value="16">
            <text:p>16</text:p>
          </table:table-cell>
          <table:table-cell office:value-type="string">
            <text:p>74HC86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3:.Q23])" office:value-type="float" office:value="5">
            <text:p>5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2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1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D24:.Q24])" office:value-type="float" office:value="5">
            <text:p>5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2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1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D25:.Q25])" office:value-type="float" office:value="7">
            <text:p>7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2">
          <table:table-cell office:value-type="string">
            <text:p>3 bit selector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"/>
          <table:table-cell table:formula="of:=SUM([.D26:.Q26])" office:value-type="float" office:value="1">
            <text:p>1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2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4"/>
          <table:table-cell office:value-type="string">
            <text:p><text:a xlink:href="https://www.mouser.ca/ProductDetail/Mill-Max/115-47-628-41-003000?qs=5aG0NVq1C4ygBWib0xQNYw%3D%3D">https://www.mouser.ca/ProductDetail/Mill-Max/115-47-628-41-003000?qs=5aG0NVq1C4ygBWib0xQNYw%3D%3D</text:a></text:p>
          </table:table-cell>
        </table:table-row>
      </table:table>
      <table:table table:name="Tech Check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row table:style-name="ro3">
          <table:table-cell/>
          <table:table-cell table:style-name="ce2" office:value-type="string">
            <text:p>REG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ALU-RES-FLAGS</text:p>
          </table:table-cell>
          <table:table-cell table:style-name="ce2" office:value-type="string">
            <text:p>CONTROL-UNI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PROGRAM-COUNTER</text:p>
          </table:table-cell>
          <table:table-cell table:style-name="ce2" office:value-type="string">
            <text:p>INTERFACE-CLOCK</text:p>
          </table:table-cell>
        </table:table-row>
        <table:table-row table:style-name="ro1">
          <table:table-cell office:value-type="string">
            <text:p>Bottom pin spacing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osition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Labelling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ulled low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in order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Traces spaced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ECNZ Position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ECNZ Order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Bus OE pulled high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 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</table:table-row>
        <table:table-row table:style-name="ro1">
          <table:table-cell office:value-type="string">
            <text:p>RHS LED alignment</text:p>
          </table:table-cell>
          <table:table-cell table:number-columns-repeated="4" office:value-type="string">
            <text:p>X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Content position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Top power pin position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Top Power pin order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LU Res correct position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  <table:table-cell office:value-type="string">
            <text:p>/ 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JLC order no location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LED OE test bar on OE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Bottom pin jumper labels in place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Chip Labels spac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Non bypass caps labell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Resistor values labell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Buffer chips correct direction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Version mark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Titles all have same size text (150x150x15)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Major Label all same size (90 x 90 x 10)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Minor label all same size (50 x 50 x 8)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Vias are all the same diameter</text:p>
          </table:table-cell>
          <table:table-cell table:number-columns-repeated="7"/>
        </table:table-row>
      </table:table>
      <table:table table:name="Video" table:style-name="ta1" table:print="false">
        <table:table-column table:style-name="co23" table:default-cell-style-name="Default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8" table:default-cell-style-name="ce5"/>
        <table:table-row table:style-name="ro4">
          <table:table-cell/>
          <table:table-cell table:style-name="ce2" office:value-type="string">
            <text:p>VIDEO-OUTPUT</text:p>
          </table:table-cell>
          <table:table-cell table:style-name="ce2" office:value-type="string">
            <text:p>VIDEO-TIMING</text:p>
          </table:table-cell>
          <table:table-cell table:style-name="ce2" office:value-type="string">
            <text:p>VIDEO-SHIFT-STATUS-DELAY</text:p>
          </table:table-cell>
          <table:table-cell table:style-name="ce2" office:value-type="string">
            <text:p>VIDEO-BANKSEL-CURSOR</text:p>
          </table:table-cell>
          <table:table-cell table:style-name="ce2" table:number-columns-repeated="2"/>
        </table:table-row>
        <table:table-row table:style-name="ro5">
          <table:table-cell table:style-name="ce3" office:value-type="string">
            <text:p>Logic check</text:p>
          </table:table-cell>
          <table:table-cell table:style-name="ce4"/>
          <table:table-cell table:style-name="ce4" office:value-type="string">
            <text:p>/</text:p>
          </table:table-cell>
          <table:table-cell table:style-name="ce4"/>
          <table:table-cell table:style-name="ce4" office:value-type="string">
            <text:p>/</text:p>
          </table:table-cell>
          <table:table-cell table:style-name="ce4"/>
          <table:table-cell/>
        </table:table-row>
        <table:table-row table:style-name="ro1">
          <table:table-cell office:value-type="string">
            <text:p>Traces spaced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Bus OE pulled high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JLC order no location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Bottom pin jumper labels in place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Chip Labels spaced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Non bypass caps labelled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Resistor values labelled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Buffer chips correct direction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Version mark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Titles all have same size text (150x150x15)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Major Label all same size (90 x 90 x 10)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Minor label all same size (50 x 50 x 8)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2">
          <table:table-cell office:value-type="string">
            <text:p>Vias are all the same diameter (15 mil hole, 30 mil pad)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Design Rules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Board Dimensions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2">
          <table:table-cell office:value-type="string">
            <text:p>Single wire R/W Mem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2">
          <table:table-cell office:value-type="string">
            <text:p>Addr and data bus position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2">
          <table:table-cell office:value-type="string">
            <text:p>Addr and data bus order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Top connectors aligned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Top Connectors order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Aux connector order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Test Points</text:p>
          </table:table-cell>
          <table:table-cell table:style-name="Default"/>
          <table:table-cell office:value-type="string">
            <text:p>/</text:p>
          </table:table-cell>
          <table:table-cell table:style-name="Default" table:number-columns-repeated="4"/>
        </table:table-row>
      </table:table>
      <table:table table:name="Peripheral design constraints" table:style-name="ta1" table:print="false"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Clearanc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rack Widt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Via Siz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Via Hol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in clearan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 Track widt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n Conn Width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 Annular width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in Via Dia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Copp to Hol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opp to Edg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in Thru Hol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ole to Hole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4">2024-01-14</text:date>, <text:time>17:2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20-11-30T21:23:28.22</meta:creation-date>
    <dc:date>2024-01-14T17:29:14.05</dc:date>
    <dc:creator>Andy Palmer</dc:creator>
    <meta:editing-duration>P44DT3H47M17S</meta:editing-duration>
    <meta:editing-cycles>28</meta:editing-cycles>
    <meta:generator>OpenOffice/4.1.7$Win32 OpenOffice.org_project/417m1$Build-9800</meta:generator>
    <meta:document-statistic meta:table-count="5" meta:cell-count="720" meta:object-count="0"/>
  </office:meta>
</office:document-meta>
</file>